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draw:fill="none" draw:textarea-horizontal-align="justify" draw:textarea-vertical-align="middle" draw:auto-grow-height="false" fo:min-height="4.25cm" fo:min-width="15cm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1.2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5cm" fo:min-width="3.7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cm" fo:min-width="1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07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7" style:family="graphic" style:parent-style-name="standard">
      <style:graphic-properties svg:stroke-color="#000000" draw:stroke-linejoin="round" draw:fill="none" draw:textarea-horizontal-align="justify" draw:textarea-vertical-align="middle" draw:auto-grow-height="false" fo:min-height="13.25cm" fo:min-width="15cm"/>
    </style:style>
    <style:style style:name="gr8" style:family="graphic" style:parent-style-name="standard">
      <style:graphic-properties draw:stroke="solid" draw:fill="none" draw:textarea-horizontal-align="justify" draw:textarea-vertical-align="middle" draw:auto-grow-height="false" fo:min-height="7cm" fo:min-width="14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>
      <loext:graphic-properties draw:fill="none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loext:graphic-properties draw:fill="none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4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.75cm" svg:x="3cm" svg:y="3.25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0.75cm" svg:x="4cm" svg:y="3.75cm">
          <text:p text:style-name="P3"><text:span text:style-name="T1">Posted b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75cm" svg:x="2.25cm" svg:y="5.25cm">
          <text:p text:style-name="P5"><text:span text:style-name="T2">Job 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cm" svg:height="0.75cm" svg:x="1cm" svg:y="6.25cm">
          <text:p text:style-name="P7"><text:span text:style-name="T3">$[Min]-[Max]</text:span><text:span text:style-name="T3"><text:tab/></text:span><text:span text:style-name="T3"> <text:s text:c="3"/>London</text:span><text:span text:style-name="T3"><text:tab/></text:span><text:span text:style-name="T3">Full-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0.75cm" svg:x="17cm" svg:y="6.5cm">
          <text:p text:style-name="P2"><text:span text:style-name="T4">Mor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cm" svg:height="1cm" svg:x="15cm" svg:y="3.25cm">
          <text:p text:style-name="P2">Appl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5cm" svg:height="13.5cm" svg:x="2.7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1.75cm" svg:x="3cm" svg:y="8.25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0.75cm" svg:x="4cm" svg:y="8.75cm">
          <text:p text:style-name="P3"><text:span text:style-name="T1">Posted by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0.75cm" draw:transform="rotate (-3.14159265358979) translate (18cm 21.25cm)">
          <text:p text:style-name="P2"><text:span text:style-name="T4">Les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cm" svg:height="1cm" svg:x="15cm" svg:y="8.25cm">
          <text:p text:style-name="P2">Apply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75cm" svg:x="2.25cm" svg:y="10.25cm">
          <text:p text:style-name="P5"><text:span text:style-name="T2">Job 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cm" svg:height="0.75cm" svg:x="1cm" svg:y="11.25cm">
          <text:p text:style-name="P7"><text:span text:style-name="T3">$[Min]-[Max]</text:span><text:span text:style-name="T3"><text:tab/></text:span><text:span text:style-name="T3"> <text:s text:c="3"/>London</text:span><text:span text:style-name="T3"><text:tab/></text:span><text:span text:style-name="T3">Full-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5cm" svg:height="7.25cm" svg:x="3cm" svg:y="12.75cm">
          <text:p text:style-name="P7"><text:span text:style-name="T3">Detailed Job Description wiueryfwefwefhiwhefiweihfhiuhweifhiewfiwefweiufhikuwehfiuhwefiuhweifhiwehfiwheifhiuwehfiuwehfiuhweifhwiehfiweh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1T15:47:17.175000000</meta:creation-date>
    <dc:date>2023-05-11T15:58:07.088000000</dc:date>
    <meta:editing-duration>PT39S</meta:editing-duration>
    <meta:editing-cycles>1</meta:editing-cycles>
    <meta:document-statistic meta:object-count="15"/>
    <meta:generator>LibreOffice/7.3.3.2$Windows_X86_64 LibreOffice_project/d1d0ea68f081ee2800a922cac8f79445e4603348</meta:generator>
  </office:meta>
</office:document-meta>
</file>